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7" style:family="paragraph" style:parent-style-name="Standard" style:list-style-name="L2">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style:style style:name="T21" style:family="text">
      <style:text-properties style:font-name="Times New Roman1"/>
    </style:style>
    <style:style style:name="T22" style:family="text">
      <style:text-properties fo:language="pl" fo:country="PL"/>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h text:style-name="Heading_20_2" text:outline-level="2">Siły obu stron</text:h>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 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text:span><text:soft-page-break/><text:span text:style-name="T5">podczas jakiej Węgrzy są jeszcze na audiencjach królewskich dwukrotnie – 19 lipca i </text:span><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text:span><text:soft-page-break/><text:span text:style-name="T5">obrotem sprawy, ale dla pozycji Sobieskiego, który w tym momencie grał o wszystko </text:span><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text:span><text:soft-page-break/><text:span text:style-name="T5">koljnego roku, proponując wspólną akcje na lato 1676r. Wobec jednak niechętnego </text:span><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text:soft-page-break/>oddelegowany do działań defensywnych na Odrze i obrony śląskiego zaplecza nie 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text:soft-page-break/>ofensywie jedynie na jednym kierunku, przy pasywnej obronie linii Odry, kroki 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text:soft-page-break/>2.) Milicje Piesze</text:p>
      <text:p text:style-name="P18">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text:soft-page-break/>Holstein ) – 8 szwadronów, razem 800 ludzi, dodatkowo 6 wysłano do Brandenburgii 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4332947346844475443" text:style-name="WW8Num2">
        <text:list-item>
          <text:p text:style-name="P25">Jazda chorwacka Palffy'ego – 300 koni</text:p>
        </text:list-item>
        <text:list-item>
          <text:p text:style-name="P25">Jazda chorwacka Collalty'ego – 200 koni</text:p>
        </text:list-item>
        <text:list-item>
          <text:p text:style-name="P25"><text:soft-page-break/>Husarze Barkarczy'ego – 200 koni</text:p>
        </text:list-item>
        <text:list-item>
          <text:p text:style-name="P25">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text:soft-page-break/>październik oraz 5 października liczyła: </text:p>
      <text:p text:style-name="P1">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e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text:soft-page-break/>Łącznie załoga Krakowa dysponowała do 4000 ludzi, dział różnych wagomiarów 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text:soft-page-break/>Folkmana – ściągnięty z Ukrainy</text:p>
      <text:p text:style-name="P1">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a, co wynika<text:span text:style-name="T21">ł</text:span>o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text:soft-page-break/>Wiodącą masę wojsk zgromadzonych przez Jana III stanowiły oddziały jazdy. 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text:soft-page-break/>Chorągiew tatarska Samuela Rzeczkowskiego</text:p>
      <text:p text:style-name="P1">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text:soft-page-break/>Chorągiew husarska Andrzeja Potockiego, pod dowództwem Samuela Gurowskiego </text:p>
      <text:p text:style-name="P1">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3266632043872081956" text:style-name="L1">
        <text:list-header>
          <text:p text:style-name="P26"><text:span text:style-name="T4">C</text:span>horągiew husarska (dawna pancerna) Jana Aleksandra Myszkowskiego, pod dowództwem Radeckiego</text:p>
          <text:p text:style-name="P26">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 ( pod namiestnikiem Starczy<text:span text:style-name="T21">ń</text:span>skim)<text:note text:id="ftn1" text:note-class="footnote"><text:note-citation>1</text:note-citation><text:note-body><text:p text:style-name="Footnote">Bardziej tutaj by mi pasował w odniesieniu do powieści "Orły na Krymie", chorągiew to dymowa włączona do komputu, pierwotnie werbowana w woj. łęczyckim, a jej rotmistrz Wacław Zalewski był już w zaawansowanym wieku (zmarł w 1689r.) zdążył brać udział w Potopie Szwedzkim i w polu powinien już wyręczać go oficer młodszy latami. </text:p></text:note-body></text:note></text:p>
      <text:p text:style-name="P1">Chorągiew pancerna Jana Ligenzy</text:p>
      <text:p text:style-name="P1">Chorągiew pancerna Jana Gałęzowskiego</text:p>
      <text:p text:style-name="P1"><text:soft-page-break/>Chorągiew pancerna Jana Lipskiego</text:p>
      <text:p text:style-name="P1">Chorągiew pancerna Jana Piaseczyńskiego</text:p>
      <text:p text:style-name="P1">Chorągiew pancerna Atanazego Miączyńskiego, pod dowództwem Gęsickiego ( i namiestnikiem Ostrowskim)<text:note text:id="ftn0" text:note-class="footnote"><text:note-citation>2</text:note-citation><text:note-body><text:p text:style-name="Footnote">Należy pamiętać - w nawiązaniu do powieści "Orły na Krymie", iż dowodzący w polskiej kawalerii mogli być rotmistrzowie chorągwi, czyli ci, którzy jednostkę wystawiali, w zastępstwie, których najczęściej występowali rzeczywiści dowódcy, zwani powszechnie porucznikami, ci jednak nie zawsze stawali samodzielnie w polu, z rożnych przyczyn i byli zastępowani przez namiestników chorągwi. W toku różnych perturbacji, fabularnych jak najbardziej, tym fortelem <text:span text:style-name="T22">STEFAN OSTROWSKI może do boju prowadzić chorągiew pancerną Pana Atanazego Miączyńskiego. </text:span></text:p></text:note-body></text:note></text:p>
      <text:p text:style-name="P1">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text:soft-page-break/>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text:s/>Aleksandra Rajnolda Połubińskiego</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text:soft-page-break/>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text:span><text:span text:style-name="T8">Zawiszy</text:span></text:p>
      <text:p text:style-name="P1">Chorągiew petyhorska Hieronima Sanguszki, pod dowództwem Andrzeja Scipio de 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text:soft-page-break/>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text:soft-page-break/>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ubowli -<text:span text:style-name="T4"> około 600 ludzi </text:span></text:p>
      <text:p text:style-name="P1">Chorągiew piechoty węgierskiej Siekierzyńskiego</text:p>
      <text:p text:style-name="P1">Regiment piechoty płk. Józefa Łączyńskiego</text:p>
      <text:p text:style-name="P1">Regiment Dragonów Mikołaja Potockiego, pod dowództwem Aleksandra Heinka</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text:soft-page-break/></text:p>
      <text:p text:style-name="P5">4.) Garnizon Wiśni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text:soft-page-break/>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text:soft-page-break/>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text:soft-page-break/>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text:soft-page-break/>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text:soft-page-break/>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text:soft-page-break/>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h text:style-name="Heading_20_2" text:outline-level="2">Wyprawa wojsk cesarskich na Kraków</text:h>
      <text:p text:style-name="P1">W dniu 3 października z Cieszyna wyszły oddziały cesarskie. Pomaszerowały one wolno w kierunku Krakowa. Dowódca austriacki Filip von Platz-Sulzbach nie zgromadził jednak wszystkich swoich oddziałów, bowiem wbrew wyraźnym rozkazom Joachim von Spork nie dosłał tych wojsk, kt<text:span text:style-name="T21">ó</text:span>re gromadził w rejonie Wrocławia. Poza regimentem piechoty jego szefostwa, znajdowały się tam <text:soft-page-break/>pojedyncze kompanie regimentów Fonii i Rimpler, cztery freikompanie piechoty oraz jednostki miejscowej milicji, a także kawaleria, z regimentu Cap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text:soft-page-break/>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podjazd kirasjerów i dragonów - razem 9 szwadronów prowadzonych przez ks. Johanna Adolpha von Schleswig-Holsteina (1634-1704) dotarły i spaliły przedmieścia Oświęcimia, a następnie zajęły i splądrowały zamek w Lipowcu. Pozostałe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kt<text:span text:style-name="T21">ó</text:span>rych był major odpowiedzialny za przeprowadzenie pomiarów przed rozpoczęciem prac oblężniczych. </text:p>
      <text:p text:style-name="P1"><text:soft-page-break/>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text:soft-page-break/>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text:soft-page-break/>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text:soft-page-break/>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text:soft-page-break/>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text:soft-page-break/>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text:soft-page-break/>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text:soft-page-break/>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text:soft-page-break/>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text:soft-page-break/>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text:span><text:span text:style-name="T19">Sachsen-Merseburg pod komendą płk. </text:span><text:span text:style-name="T20">Rolshause (przybyły dopiero na przełomie </text:span><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4492761759897697425" text:style-name="L2">
        <text:list-header>
          <text:p text:style-name="P27"/>
          <text:p text:style-name="P27"/>
          <text:p text:style-name="P27"/>
          <text:p text:style-name="P27"/>
          <text:p text:style-name="P27">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text:soft-page-break/>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text:span><text:soft-page-break/><text:span text:style-name="T5">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text:span><text:span text:style-name="T5">oblężeń. Zaszachować Wrocław, spustoszyć ziemie śląskie i rozbić w polu oddziały </text:span><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text:span><text:soft-page-break/><text:span text:style-name="T5">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text:span><text:span text:style-name="T5">pożarów dragonii cesarscy – 15 szwadronów i kirasjerzy 9 szwadronów pod </text:span><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text:span><text:soft-page-break/><text:span text:style-name="T5">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text:span><text:span text:style-name="T5">7 listopada podszedł pod Oławę, zarzucili też plan przejścia Odry i zdecydowali, iż </text:span><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text:soft-page-break/>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text:soft-page-break/>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text:soft-page-break/>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text:soft-page-break/>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text:span><text:span text:style-name="T5">Austriacy przeprawili się przez rzekę w porządku i już w dniu 20 listopada przystąpili </text:span><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text:span><text:soft-page-break/><text:span text:style-name="T5">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text:span><text:span text:style-name="T5">bili się dzielnie i pola nie oddali, ataki polskiej kawalerii na nic się zdały. Jedyną </text:span><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ext:span><text:soft-page-break/><text:span text:style-name="T5">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text:span><text:span text:style-name="T5">gromadziły się potem w dużej swej masie w rejonie Żor (</text:span><text:span text:style-name="T15">Sohrau</text:span><text:span text:style-name="T5">) i Raciborza, wraz z </text:span><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text:soft-page-break/>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text:soft-page-break/>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text:soft-page-break/>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text:soft-page-break/>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text:span><text:soft-page-break/><text:span text:style-name="T5">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text:span><text:span text:style-name="T5">partii przeciwnej wojnie i zaoferować swe usługi mediacyjne. Polscy biskupi </text:span><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text:span><text:soft-page-break/><text:span text:style-name="T5">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text:span><text:span text:style-name="T5">oddzieleni pragnęli przede wszystkim przezimować, bez wdawania się w zbrojne </text:span><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text:span><text:soft-page-break/><text:span text:style-name="T5">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text:span><text:span text:style-name="T5">podejmowanych prób przez dyplomację francuską utrzymania Sobieskiego w sojuszu </text:span><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text:soft-page-break/>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text:span><text:span text:style-name="T5">Sobieski pośpiesznie wyznacza już 11 marca swych komisarzy do zawarcia rozejmu i </text:span><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text:span><text:soft-page-break/><text:span text:style-name="T5">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text:span><text:span text:style-name="T5">pogodzenia się Sobieskiego z Habsburgami oznaczała przekreślenie własnych </text:span><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text:soft-page-break/>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text:soft-page-break/>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text:soft-page-break/>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text:soft-page-break/>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text:soft-page-break/>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text:span><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text:span><text:soft-page-break/><text:span text:style-name="T4">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text:span><text:span text:style-name="T4">kluczowy, a sprawę poskromienia węgierskich za ważniejszą strategicznie, niż </text:span><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text:span><text:soft-page-break/><text:span text:style-name="T3">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text:span><text:span text:style-name="T3">Wschodnich rodziła natomiast korzyść, iż jako sojusznik Francji będzie słabszy, a </text:span><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text:span><text:soft-page-break/><text:span text:style-name="T3">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text:span><text:span text:style-name="T3">ona możliwość wpływu na sprawy węgierskie, neutralizację Mołdawii, </text:span><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5-11-18T19:48:01.31</dc:date>
    <meta:editing-duration>PT22H57M10S</meta:editing-duration>
    <meta:editing-cycles>67</meta:editing-cycles>
    <meta:generator>OpenOffice/4.0.1$Win32 OpenOffice.org_project/401m5$Build-9714</meta:generator>
    <meta:document-statistic meta:table-count="0" meta:image-count="0" meta:object-count="0" meta:page-count="66" meta:paragraph-count="472" meta:word-count="17948" meta:character-count="131237"/>
  </office:meta>
</office:document-meta>
</file>